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894534826" calcext:value-type="float">
            <text:p>1,894534826</text:p>
          </table:table-cell>
          <table:table-cell office:value-type="float" office:value="0.3826068938" calcext:value-type="float">
            <text:p>0,3826068938</text:p>
          </table:table-cell>
          <table:table-cell office:value-type="float" office:value="0.01058106497" calcext:value-type="float">
            <text:p>0,010581065</text:p>
          </table:table-cell>
          <table:table-cell office:value-type="float" office:value="0.001118876156" calcext:value-type="float">
            <text:p>0,001118876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072" calcext:value-type="float">
            <text:p>149072</text:p>
          </table:table-cell>
          <table:table-cell office:value-type="float" office:value="1.429839492" calcext:value-type="float">
            <text:p>1,429839492</text:p>
          </table:table-cell>
          <table:table-cell office:value-type="float" office:value="0.5133290887" calcext:value-type="float">
            <text:p>0,5133290887</text:p>
          </table:table-cell>
          <table:table-cell office:value-type="float" office:value="0.002288056305" calcext:value-type="float">
            <text:p>0,0022880563</text:p>
          </table:table-cell>
          <table:table-cell office:value-type="float" office:value="0.0001057075278" calcext:value-type="float">
            <text:p>0,00010570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036" calcext:value-type="float">
            <text:p>151036</text:p>
          </table:table-cell>
          <table:table-cell office:value-type="float" office:value="1.270655155" calcext:value-type="float">
            <text:p>1,270655155</text:p>
          </table:table-cell>
          <table:table-cell office:value-type="float" office:value="0.5545343757" calcext:value-type="float">
            <text:p>0,5545343757</text:p>
          </table:table-cell>
          <table:table-cell office:value-type="float" office:value="0.00113076868" calcext:value-type="float">
            <text:p>0,0011307687</text:p>
          </table:table-cell>
          <table:table-cell table:style-name="ce1" office:value-type="float" office:value="0.00005048074672" calcext:value-type="float">
            <text:p>5,0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293" calcext:value-type="float">
            <text:p>152293</text:p>
          </table:table-cell>
          <table:table-cell office:value-type="float" office:value="1.577168822" calcext:value-type="float">
            <text:p>1,577168822</text:p>
          </table:table-cell>
          <table:table-cell office:value-type="float" office:value="0.4924016893" calcext:value-type="float">
            <text:p>0,4924016893</text:p>
          </table:table-cell>
          <table:table-cell office:value-type="float" office:value="0.0007943951641" calcext:value-type="float">
            <text:p>0,0007943952</text:p>
          </table:table-cell>
          <table:table-cell table:style-name="ce1" office:value-type="float" office:value="0.00004005353912" calcext:value-type="float">
            <text:p>4,0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100" calcext:value-type="float">
            <text:p>153100</text:p>
          </table:table-cell>
          <table:table-cell office:value-type="float" office:value="1.577137709" calcext:value-type="float">
            <text:p>1,577137709</text:p>
          </table:table-cell>
          <table:table-cell office:value-type="float" office:value="0.4925317764" calcext:value-type="float">
            <text:p>0,4925317764</text:p>
          </table:table-cell>
          <table:table-cell office:value-type="float" office:value="0.0006408553454" calcext:value-type="float">
            <text:p>0,0006408553</text:p>
          </table:table-cell>
          <table:table-cell table:style-name="ce1" office:value-type="float" office:value="0.00001660247108" calcext:value-type="float">
            <text:p>1,66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911" calcext:value-type="float">
            <text:p>153911</text:p>
          </table:table-cell>
          <table:table-cell office:value-type="float" office:value="1.527636051" calcext:value-type="float">
            <text:p>1,527636051</text:p>
          </table:table-cell>
          <table:table-cell office:value-type="float" office:value="0.4880430996" calcext:value-type="float">
            <text:p>0,4880430996</text:p>
          </table:table-cell>
          <table:table-cell office:value-type="float" office:value="0.0005351143773" calcext:value-type="float">
            <text:p>0,0005351144</text:p>
          </table:table-cell>
          <table:table-cell table:style-name="ce1" office:value-type="float" office:value="0.00001981905189" calcext:value-type="float">
            <text:p>1,9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4590" calcext:value-type="float">
            <text:p>154590</text:p>
          </table:table-cell>
          <table:table-cell office:value-type="float" office:value="1.269866109" calcext:value-type="float">
            <text:p>1,269866109</text:p>
          </table:table-cell>
          <table:table-cell office:value-type="float" office:value="0.5638023019" calcext:value-type="float">
            <text:p>0,5638023019</text:p>
          </table:table-cell>
          <table:table-cell office:value-type="float" office:value="0.0004604414862" calcext:value-type="float">
            <text:p>0,0004604415</text:p>
          </table:table-cell>
          <table:table-cell table:style-name="ce1" office:value-type="float" office:value="0.0000197332065" calcext:value-type="float">
            <text:p>1,9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266" calcext:value-type="float">
            <text:p>155266</text:p>
          </table:table-cell>
          <table:table-cell office:value-type="float" office:value="1.421921015" calcext:value-type="float">
            <text:p>1,421921015</text:p>
          </table:table-cell>
          <table:table-cell office:value-type="float" office:value="0.557351172" calcext:value-type="float">
            <text:p>0,557351172</text:p>
          </table:table-cell>
          <table:table-cell office:value-type="float" office:value="0.0005305508967" calcext:value-type="float">
            <text:p>0,0005305509</text:p>
          </table:table-cell>
          <table:table-cell table:style-name="ce1" office:value-type="float" office:value="0.00003275005656" calcext:value-type="float">
            <text:p>3,28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019" calcext:value-type="float">
            <text:p>156019</text:p>
          </table:table-cell>
          <table:table-cell office:value-type="float" office:value="1.510385275" calcext:value-type="float">
            <text:p>1,510385275</text:p>
          </table:table-cell>
          <table:table-cell office:value-type="float" office:value="0.5105167031" calcext:value-type="float">
            <text:p>0,5105167031</text:p>
          </table:table-cell>
          <table:table-cell office:value-type="float" office:value="0.0006063114852" calcext:value-type="float">
            <text:p>0,0006063115</text:p>
          </table:table-cell>
          <table:table-cell table:style-name="ce1" office:value-type="float" office:value="0.00003585713057" calcext:value-type="float">
            <text:p>3,5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896" calcext:value-type="float">
            <text:p>156896</text:p>
          </table:table-cell>
          <table:table-cell office:value-type="float" office:value="1.511489034" calcext:value-type="float">
            <text:p>1,511489034</text:p>
          </table:table-cell>
          <table:table-cell office:value-type="float" office:value="0.4448938072" calcext:value-type="float">
            <text:p>0,4448938072</text:p>
          </table:table-cell>
          <table:table-cell office:value-type="float" office:value="0.000664621999" calcext:value-type="float">
            <text:p>0,000664622</text:p>
          </table:table-cell>
          <table:table-cell table:style-name="ce1" office:value-type="float" office:value="0.00004538882058" calcext:value-type="float">
            <text:p>4,5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990633488" calcext:value-type="float">
            <text:p>1,4990633488</text:p>
          </table:table-cell>
          <table:table-cell table:formula="of:=AVERAGE([.D2:.D11])" office:value-type="float" office:value="0.50000109077" calcext:value-type="float">
            <text:p>0,5000010908</text:p>
          </table:table-cell>
          <table:table-cell table:formula="of:=AVERAGE([.E2:.E11])" office:value-type="float" office:value="0.00182321807089" calcext:value-type="float">
            <text:p>0,0018232181</text:p>
          </table:table-cell>
          <table:table-cell table:formula="of:=AVERAGE([.F2:.F11])" office:value-type="float" office:value="0.000148526870682" calcext:value-type="float">
            <text:p>0,0001485269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02:05.819577059</dc:date>
    <meta:document-statistic meta:table-count="1" meta:cell-count="70" meta:object-count="0"/>
    <meta:generator>LibreOffice/4.1.5.3$Linux_X86_64 LibreOffice_project/410m0$Build-3</meta:generator>
  </office:meta>
</office:document-meta>
</file>